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A000001BEAA7E63908D1BB6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Névtelen" draw:fill-image-width="100%" draw:fill-image-height="100%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2" style:family="presentation" style:parent-style-name="Alapértelmezett-subtitle">
      <style:graphic-properties draw:fill-color="#ffffff" fo:min-height="9.134cm"/>
      <style:paragraph-properties style:writing-mode="lr-tb"/>
    </style:style>
    <style:style style:name="pr3" style:family="presentation" style:parent-style-name="Alapértelmezet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5" style:family="presentation" style:parent-style-name="Alapértelmezett-outline1">
      <style:graphic-properties fo:min-height="8.884cm"/>
      <style:paragraph-properties style:writing-mode="lr-tb"/>
    </style:style>
    <style:style style:name="pr6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7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8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9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0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1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2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3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4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5" style:family="presentation" style:parent-style-name="Alapértelmezett-subtitle">
      <style:graphic-properties draw:fill-color="#ffffff" fo:min-height="10.115cm"/>
      <style:paragraph-properties style:writing-mode="lr-tb"/>
    </style:style>
    <style:style style:name="P1" style:family="paragraph">
      <style:paragraph-properties fo:margin-left="1.9cm" fo:margin-right="0cm" fo:margin-top="0cm" fo:margin-bottom="0cm" fo:text-align="start" fo:text-indent="0cm"/>
    </style:style>
    <style:style style:name="P2" style:family="paragraph">
      <style:paragraph-properties fo:margin-left="1.9cm" fo:margin-right="0cm" fo:margin-top="0cm" fo:margin-bottom="0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DejaVu Sans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499cm" fo:margin-bottom="0cm" fo:text-indent="0cm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DejaVu Sans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Az IoC konténer fejlett képességeinek bemutatása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lapértelmezett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Miről volt szó az előző előadáson</text:p>
            <text:list text:style-name="L2">
              <text:list-item>
                <text:p><text:span text:style-name="T2">Inversion of Control, Dependency injection fogalma.</text:span></text:p>
              </text:list-item>
              <text:list-item>
                <text:p><text:span text:style-name="T2">Mire való az IoC konténer.</text:span></text:p>
              </text:list-item>
              <text:list-item>
                <text:p><text:span text:style-name="T2">Milyen módon konfigurálható a konténer.</text:span></text:p>
              </text:list-item>
              <text:list-item>
                <text:p><text:span text:style-name="T2">Hogyan hozhatunk létre Bean-eket.</text:span></text:p>
              </text:list-item>
              <text:list-item>
                <text:p><text:span text:style-name="T2">A Bean-ek elnevezéséről a konténerben.</text:span></text:p>
              </text:list-item>
              <text:list-item>
                <text:p><text:span text:style-name="T2">A támogatott dependency injection módokró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Fejlett DI képességek</text:p>
            <text:list text:style-name="L2">
              <text:list-item>
                <text:p><text:span text:style-name="T2">Kollekció injection: Ha egy Bean-ből több példány is elérhető a konténerben, az összes beinjektálható ha egy kollekciót adunk meg managed típusként. A kollekcióban megadott Generikus típussal azt is szabályozhatjuk, hogy egy Bean hierarchia melyik típusaira van szükségünk.</text:span></text:p>
              </text:list-item>
              <text:list-item>
                <text:p><text:span text:style-name="T2">Map injection: Hasonló a működés a kollekció injectionhoz, annyi különbséggel, hogy ha a </text:span><text:span text:style-name="T3">Map</text:span><text:span text:style-name="T2"> kulcs típusa </text:span><text:span text:style-name="T3">String</text:span><text:span text:style-name="T2"> a konténer beállítja az adott Bean példány nevét is.</text:span></text:p>
              </text:list-item>
              <text:list-item>
                <text:p><text:span text:style-name="T3">@Value</text:span><text:span text:style-name="T2"> annotáció: Azoknál a típusoknál ahol a konténer nem tudja magától beállítani a Bean-t, ezzel az annotációval adhatunk értéket neki közvetlenül. Tipikusan „egyszerű” típusoknál használatos (Integer, String, stb). Az annotáció támogatja a Spring Expression Language(SpEL) kifejezések használatát is, így hivatkozhatunk környezeti változóra vagy program paraméterre i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További hasznos annotációk Bean létrehozáshoz I.</text:p>
            <text:list text:style-name="L2">
              <text:list-item>
                <text:p><text:span text:style-name="T3">@Primary</text:span><text:span text:style-name="T2">*: Ha egy dependency-ről nem dönthető el egyértelműen melyik példányt kell beinjektálni a konténernek, a </text:span><text:span text:style-name="T3">@Primary</text:span><text:span text:style-name="T2"> annotációval jelezhetjük melyik az elsődleges Bean.</text:span></text:p>
              </text:list-item>
              <text:list-item>
                <text:p><text:span text:style-name="T3">@Order*</text:span><text:span text:style-name="T4">: Azonos hierarchiában lévő Bean-ek között állíthatunk fel sorrendet. Kollekció injection esetén így rendezett listát kapunk. A sorrend megadható statikusan az </text:span><text:span text:style-name="T3">@Order</text:span><text:span text:style-name="T4"> annotációnál, vagy dinamikusan az </text:span><text:span text:style-name="T3">Ordered</text:span><text:span text:style-name="T4"> interface implementálásával. <text:s/></text:span></text:p>
              </text:list-item>
              <text:list-item>
                <text:p><text:span text:style-name="T3">@Qualifier*</text:span><text:span text:style-name="T2">: Amennyiben egy Bean-ből több példányt is szeretnénk használni, a </text:span><text:span text:style-name="T3">@Qualifier</text:span><text:span text:style-name="T2"> annotáció segítségével adhatunk egyedi azonosítókat az egyes példányoknak. Factory metóduson vagy Bean osztályon használva egyedi azonosító rendelhető a példányhoz. Injection ponton használva pedig megadhatjuk, hogy melyik példányt szeretnénk használni.</text:span></text:p>
              </text:list-item>
            </text:list>
            <text:p><text:span text:style-name="T5">* Az annotációk használhatók </text:span><text:span text:style-name="T6">@Bean</text:span><text:span text:style-name="T5"> annotációval ellátott metódusokon, valamit </text:span><text:span text:style-name="T6">@Component</text:span><text:span text:style-name="T5"> annotációval ellátott osztályokon i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office:forms form:automatic-focus="false" form:apply-design-mode="false"/>
        <draw:frame presentation:style-name="pr8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További hasznos annotációk Bean létrehozáshoz II.</text:p>
            <text:list text:style-name="L2">
              <text:list-item>
                <text:p><text:span text:style-name="T3">@Lazy*</text:span><text:span text:style-name="T2">: A lazy bean-t csak akkor hozza létre a konténer ha egy másik Bean hivatkozik rá. Injection ponton alkalmazva lazy referencia jön létre, így a tényleges Bean csak akkor példányosítódik amikor először hívunk rajta egy metódust.</text:span></text:p>
              </text:list-item>
              <text:list-item>
                <text:p><text:span text:style-name="T3">@DependsOn*</text:span><text:span text:style-name="T2">: Megadható, hogy mely Bean-ektől függ az adott Bean. Így garantálható, hogy a szükséges Bean-ek hamarabb létrejöjjenek a konténerben.</text:span></text:p>
              </text:list-item>
              <text:list-item>
                <text:p><text:span text:style-name="T3">@Profile*</text:span><text:span text:style-name="T2">: Egy adott Bean csak akkor jön létre ha a megadott profil(ok) aktív(ak). (Profilokról lásd később.)</text:span></text:p>
              </text:list-item>
            </text:list>
            <text:p text:style-name="P5"><text:span text:style-name="T5">* Az annotációk használhatók </text:span><text:span text:style-name="T6">@Bean</text:span><text:span text:style-name="T5"> annotációval ellátott metódusokon, valamit </text:span><text:span text:style-name="T6">@Component</text:span><text:span text:style-name="T5"> annotációval ellátott osztályokon i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office:forms form:automatic-focus="false" form:apply-design-mode="false"/>
        <draw:frame presentation:style-name="pr9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Bean lifecycle és konténer callback-ek.</text:p>
            <text:list text:style-name="L2">
              <text:list-item>
                <text:p>A konténer lehetőséget ad a bean-ek létrehozásakor egy inicializációs callback, valamint a bean megszűnésekor egy destroy callback futtatására. Callback metódusok definiálhatók interface-n, vagy a <text:span text:style-name="T7">@Bean</text:span><text:span text:style-name="T8">(explicit factory metódusok esetén)</text:span>, <text:span text:style-name="T7">@PostConstruct</text:span>, <text:span text:style-name="T7">@PreDestroy</text:span> annotációkon keresztül. Manapság az annotáció alapú megoldás használata javasolt.</text:p>
              </text:list-item>
              <text:list-item>
                <text:p>A konténer rendelkezik saját belső callback metódusokkal is. Ezekre a megfelelő *<text:span text:style-name="T7">Aware </text:span><text:span text:style-name="T8">intreface-ek implementálásával iratkozhatunk fel. Ezen callback-ek használata csak indokolt esetben javasolt, mivel sérti az <text:s/>Inversion of Control elvét és Spring függő kódot eredményez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office:forms form:automatic-focus="false" form:apply-design-mode="false"/>
        <draw:frame presentation:style-name="pr10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Event kezelés és létrehozás.</text:p>
            <text:list text:style-name="L2">
              <text:list-item>
                <text:p>Spring esetén minden event az <text:span text:style-name="T7">ApplicationEvent</text:span> típusból származtatódik. Az egyes eseményekre az <text:span text:style-name="T7">ApplicationListener</text:span> interface implementálásával, vagy az <text:span text:style-name="T7">@EventListener</text:span> annotáció használatával iratkozhatunk fel.</text:p>
              </text:list-item>
              <text:list-item>
                <text:p>Lehetőség van saját event-ek létrehozására is. Az egyedi eventek küldésére az <text:span text:style-name="T7">ApplicationEventPublisher</text:span> használható. A publisher-hez az <text:span text:style-name="T7">ApplicationEventPublisherAware</text:span> callback-el, vagy dependency injection-el férhetünk hozzá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office:forms form:automatic-focus="false" form:apply-design-mode="false"/>
        <draw:frame presentation:style-name="pr11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Environment és profilok.</text:p>
            <text:list text:style-name="L2">
              <text:list-item>
                <text:p text:style-name="P5"><text:span text:style-name="T9">Environment: A konténer biztosít egy </text:span><text:span text:style-name="T7">Environment</text:span> bean-t amin keresztül lekérdezhetjük az elérhető profilokat és property-ket.</text:p>
              </text:list-item>
              <text:list-item>
                <text:p>Property: Kulcs-érték alapon elérhető tulajdonságok melyek különböző forrásokból tölthetők be pl: fájlból, JVM paraméterekből, környezeti változókból stb.</text:p>
              </text:list-item>
              <text:list-item>
                <text:p text:style-name="P6">Profile: A profilokkal egy logikai csoportba helyezhetünk bean-eket, amik csak akkor jönnek létre ha az adott profil aktív. Egyszerre több aktív profil is lehet. A <text:span text:style-name="T7">@Profile</text:span> annotációval rendelhetünk egy bean-t profil(ok)hoz. Az annotációnál nem csak egyszerű nevek hanem logikai kifejezések is megadhatók:<text:line-break/>logikai not (!), logikai és(&amp;), logikai vagy(|) pl: @Profile("p1 &amp; !p2") esetén a bean csak akkor jön létre, ha „p1” profil aktív viszont „p2” n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office:forms form:automatic-focus="false" form:apply-design-mode="false"/>
        <draw:frame presentation:style-name="pr12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Scope-ok.</text:p>
            <text:list text:style-name="L2">
              <text:list-item>
                <text:p text:style-name="P5">Az IoC konténerben minden Bean rendelkezik egy hatáskörrel(Scope-al) ami meghatározza pontosan mikortól és meddig használható.</text:p>
              </text:list-item>
              <text:list-item>
                <text:p text:style-name="P5">Singleton Scope: Minden Bean típusból egyetlen egy példányt hoz létre a konténer, és ez az egy példány kerül beinjektálásra mindenhová ahol az adott bean-t használni szeretnénk, a konténer teljes életciklusa alatt. Tipikusan stateless bean-ek esetén használható. Ez a scope az alapértelmezett.</text:p>
              </text:list-item>
              <text:list-item>
                <text:p text:style-name="P5">Prototype Scope: Mindig új példány jön létre ha egy Bean-t egy másik bean-be injektálunk. Ennél a scope-nál a konténer nem kezeli a bean teljes életciklusát, csak a létrehozás során bekövetkező eseményeket manageli. Az ezzel a scope-al rendelkező bean példányok által használt erőforrások felszabadítása annak a bean-nek a feladata aki létrehozta.(Akibe injektáltuk azt). Tipikusan stateful bean-ek esetén használható.</text:p>
              </text:list-item>
              <text:list-item>
                <text:p text:style-name="P5">Webes scope-ok: A keretrendszer webes környezetben további scope-okat is támogat, mint pl: request, session, application, websocket.</text:p>
              </text:list-item>
              <text:list-item>
                <text:p text:style-name="P5">Egyedi scope-ok: Lehetőségünk van saját scope-ok definiálásra is illetve meglévő scope-ok működésének módosítására. Ezeket azonban nagyon ritkán használjuk. Az egyes Spring technológiák viszont definiálhatnak további egyedi scope-okat i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1T0">
        <office:forms form:automatic-focus="false" form:apply-design-mode="false"/>
        <draw:frame presentation:style-name="pr13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2" draw:text-style-name="P7" draw:layer="layout" svg:width="25.199cm" svg:height="9.134cm" svg:x="1.4cm" svg:y="3.685cm" presentation:class="subtitle">
          <draw:text-box>
            <text:p><text:span text:style-name="T10">DEMO</text:span></text:p>
          </draw:text-box>
          <office:event-listeners>
            <presentation:event-listener script:event-name="dom:click" presentation:action="show" xlink:href="https://github.com/gbalanyi/oktatas-spring-framework/tree/master/SpringFrameworkDemo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1T0">
        <office:forms form:automatic-focus="false" form:apply-design-mode="false"/>
        <draw:frame presentation:style-name="pr14" draw:text-style-name="P2" draw:layer="layout" svg:width="25.199cm" svg:height="2.629cm" svg:x="1.4cm" svg:y="0.628cm" presentation:class="title">
          <draw:text-box>
            <text:p text:style-name="P1"><text:span text:style-name="T1">Spring Framework haladó</text:span></text:p>
          </draw:text-box>
        </draw:frame>
        <draw:frame presentation:style-name="pr15" draw:text-style-name="P7" draw:layer="layout" svg:width="25.2cm" svg:height="10.115cm" svg:x="1.4cm" svg:y="3.685cm" presentation:class="subtitle" presentation:user-transformed="true">
          <draw:text-box>
            <text:p><text:span text:style-name="T10">Köszönöm a figyelmet!</text:span></text:p>
            <text:p><text:span text:style-name="T11">Kérdések?</text:span></text:p>
            <text:p><text:span text:style-name="T12"><text:a xlink:href="https://github.com/gbalanyi/oktatas-spring-framework-halado" xlink:type="simple">https://github.com/gbalanyi/oktatas-spring-framework-halado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fill-image draw:name="Névtelen" xlink:href="Pictures/100002010000031A000001BEAA7E63908D1BB6E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Kitöltött_20_kék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Kitöltött_20_zöl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Kitöltött_20_vörö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Kitöltött_20_sárga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fill-image-width="0cm" draw:fill-image-height="0cm" style:repeat="repeat" draw:fill-image-ref-point-x="0%" draw:fill-image-ref-point-y="0%" draw:fill-image-ref-point="center" draw:tile-repeat-offset="0% vertical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6T20:32:38.843158181</meta:creation-date>
    <dc:date>2021-10-14T19:44:06.077793019</dc:date>
    <meta:editing-duration>P2DT3H23M3S</meta:editing-duration>
    <meta:editing-cycles>97</meta:editing-cycles>
    <meta:generator>LibreOffice/7.0.4.2$Linux_X86_64 LibreOffice_project/00$Build-2</meta:generator>
    <meta:document-statistic meta:object-count="65"/>
  </office:meta>
</office:document-meta>
</file>